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0.75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0.469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 style:protect="siz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6.15cm" fo:min-width="13.7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9.7cm"/>
    </style:style>
    <style:style style:name="gr1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2" xml:id="id7" draw:id="id7" draw:layer="layout" svg:width="4cm" svg:height="1cm" svg:x="7.2cm" svg:y="5.525cm">
          <draw:text-box>
            <text:p text:style-name="P1"><text:span text:style-name="T1">RSVP</text:span></text:p>
          </draw:text-box>
        </draw:frame>
        <draw:frame draw:style-name="gr1" draw:text-style-name="P2" xml:id="id2" draw:id="id2" draw:layer="layout" svg:width="3.2cm" svg:height="1cm" svg:x="13.7cm" svg:y="4.025cm">
          <draw:text-box>
            <text:p text:style-name="P1"><text:span text:style-name="T1">Approval</text:span></text:p>
          </draw:text-box>
        </draw:frame>
        <draw:frame draw:style-name="gr1" draw:text-style-name="P4" xml:id="id3" draw:id="id3" draw:layer="layout" svg:width="3.2cm" svg:height="1cm" svg:x="13.7cm" svg:y="7.625cm">
          <draw:text-box>
            <text:p text:style-name="P3"><text:span text:style-name="T1">Denied</text:span></text:p>
          </draw:text-box>
        </draw:frame>
        <draw:frame draw:style-name="gr2" draw:text-style-name="P2" draw:layer="layout" svg:width="4cm" svg:height="0.725cm" svg:x="7.3cm" svg:y="3.3cm">
          <draw:text-box>
            <text:p text:style-name="P1"><text:span text:style-name="T1">ExpiredRSVP</text:span></text:p>
          </draw:text-box>
        </draw:frame>
        <draw:frame draw:style-name="gr3" draw:text-style-name="P2" draw:layer="layout" svg:width="3.2cm" svg:height="0.962cm" svg:x="13.7cm" svg:y="5.563cm">
          <draw:text-box>
            <text:p text:style-name="P1"><text:span text:style-name="T1">Interested</text:span></text:p>
          </draw:text-box>
        </draw:frame>
        <draw:line draw:style-name="gr4" draw:text-style-name="P5" draw:layer="layout" svg:x1="8.8cm" svg:y1="5.525cm" svg:x2="8.8cm" svg:y2="4.025cm">
          <text:p/>
        </draw:line>
        <draw:line draw:style-name="gr4" draw:text-style-name="P5" draw:layer="layout" svg:x1="8.1cm" svg:y1="4.025cm" svg:x2="8.1cm" svg:y2="5.525cm">
          <text:p/>
        </draw:line>
        <draw:frame draw:style-name="gr5" draw:text-style-name="P6" draw:layer="layout" svg:width="1.463cm" svg:height="0.569cm" svg:x="8.737cm" svg:y="4.156cm">
          <draw:text-box>
            <text:p><text:span text:style-name="T2">Expired</text:span></text:p>
          </draw:text-box>
        </draw:frame>
        <draw:frame draw:style-name="gr5" draw:text-style-name="P6" draw:layer="layout" svg:width="1.493cm" svg:height="0.569cm" svg:x="6.7cm" svg:y="4.156cm">
          <draw:text-box>
            <text:p><text:span text:style-name="T2">Refresh</text:span></text:p>
          </draw:text-box>
        </draw:frame>
        <draw:line draw:style-name="gr4" draw:text-style-name="P5" draw:layer="layout" svg:x1="11.2cm" svg:y1="5.725cm" svg:x2="13.7cm" svg:y2="5.725cm">
          <text:p/>
        </draw:line>
        <draw:frame draw:style-name="gr5" draw:text-style-name="P6" draw:layer="layout" svg:width="1.857cm" svg:height="0.569cm" svg:x="11.543cm" svg:y="6.031cm">
          <draw:text-box>
            <text:p><text:span text:style-name="T2">Col. opens</text:span></text:p>
          </draw:text-box>
        </draw:frame>
        <draw:connector draw:style-name="gr4" draw:text-style-name="P5" draw:layer="layout" draw:line-skew="-1.6cm" svg:x1="10.55cm" svg:y1="5.525cm" svg:x2="13.7cm" svg:y2="4.525cm" draw:start-shape="id1" draw:start-glue-point="0" draw:end-shape="id2" draw:end-glue-point="3" svg:d="M10550 5525h50v-1000h3100" svg:viewBox="0 0 3151 1001">
          <text:p/>
        </draw:connector>
        <draw:line draw:style-name="gr6" draw:text-style-name="P5" xml:id="id1" draw:id="id1" draw:layer="layout" svg:x1="10.4cm" svg:y1="5.525cm" svg:x2="10.7cm" svg:y2="5.525cm">
          <text:p/>
        </draw:line>
        <draw:connector draw:style-name="gr4" draw:text-style-name="P5" draw:layer="layout" draw:line-skew="-1.275cm" svg:x1="10.55cm" svg:y1="6.525cm" svg:x2="13.7cm" svg:y2="8.125cm" draw:end-shape="id3" draw:end-glue-point="3" svg:d="M10550 6525h50v1600h3100" svg:viewBox="0 0 3151 1601">
          <text:p/>
        </draw:connector>
        <draw:line draw:style-name="gr4" draw:text-style-name="P5" draw:layer="layout" svg:x1="14.7cm" svg:y1="6.525cm" svg:x2="14.7cm" svg:y2="7.625cm">
          <text:p/>
        </draw:line>
        <draw:g draw:style-name="gr7" xml:id="id5" draw:id="id5">
          <draw:custom-shape draw:style-name="gr8" draw:text-style-name="P7" draw:layer="layout" svg:width="0.4cm" svg:height="0.4cm" svg:x="18.3cm" svg:y="7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6cm" svg:height="0.6cm" svg:x="18.2cm" svg:y="7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7" xml:id="id6" draw:id="id6" draw:layer="layout" svg:width="0.4cm" svg:height="0.4cm" svg:x="5.8cm" svg:y="5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 xml:id="id4" draw:id="id4">
          <draw:custom-shape draw:style-name="gr8" draw:text-style-name="P7" draw:layer="layout" svg:width="0.4cm" svg:height="0.4cm" svg:x="18.301cm" svg:y="4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6cm" svg:height="0.6cm" svg:x="18.201cm" svg:y="4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5" draw:layer="layout" svg:x1="16.9cm" svg:y1="4.525cm" svg:x2="18.201cm" svg:y2="4.525cm" draw:start-shape="id2" draw:start-glue-point="1" draw:end-shape="id4" draw:end-glue-point="3" svg:d="M16900 4525h1301" svg:viewBox="0 0 1302 1">
          <text:p/>
        </draw:connector>
        <draw:connector draw:style-name="gr4" draw:text-style-name="P5" draw:layer="layout" svg:x1="16.9cm" svg:y1="8.125cm" svg:x2="18.2cm" svg:y2="8.125cm" draw:start-shape="id3" draw:start-glue-point="1" draw:end-shape="id5" draw:end-glue-point="3" svg:d="M16900 8125h1300" svg:viewBox="0 0 1301 1">
          <text:p/>
        </draw:connector>
        <draw:connector draw:style-name="gr4" draw:text-style-name="P5" draw:layer="layout" svg:x1="6.2cm" svg:y1="6.025cm" svg:x2="7.2cm" svg:y2="6.025cm" draw:start-shape="id6" draw:start-glue-point="10" draw:end-shape="id7" draw:end-glue-point="3" svg:d="M6200 6025h1000" svg:viewBox="0 0 1001 1">
          <text:p/>
        </draw:connector>
        <draw:custom-shape draw:style-name="gr11" draw:text-style-name="P5" draw:layer="layout" svg:width="14.2cm" svg:height="6.4cm" svg:x="5.4cm" svg:y="2.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18cm" svg:height="0.569cm" svg:x="14.6cm" svg:y="6.531cm">
          <draw:text-box>
            <text:p><text:span text:style-name="T2">Reject interest</text:span></text:p>
          </draw:text-box>
        </draw:frame>
        <draw:frame draw:style-name="gr5" draw:text-style-name="P6" draw:layer="layout" svg:width="2.509cm" svg:height="0.569cm" svg:x="10.482cm" svg:y="7.6cm">
          <draw:text-box>
            <text:p><text:span text:style-name="T2">Reject invitation</text:span></text:p>
          </draw:text-box>
        </draw:frame>
        <draw:frame draw:style-name="gr5" draw:text-style-name="P6" draw:layer="layout" svg:width="2.212cm" svg:height="0.569cm" svg:x="11.2cm" svg:y="5.2cm">
          <draw:text-box>
            <text:p><text:span text:style-name="T2">Col. Is closed</text:span></text:p>
          </draw:text-box>
        </draw:frame>
        <draw:frame draw:style-name="gr5" draw:text-style-name="P6" draw:layer="layout" svg:width="2.758cm" svg:height="0.569cm" svg:x="10.482cm" svg:y="4.031cm">
          <draw:text-box>
            <text:p><text:span text:style-name="T2">Approve invitation</text:span></text:p>
          </draw:text-box>
        </draw:frame>
        <draw:custom-shape draw:style-name="gr12" draw:text-style-name="P9" draw:layer="layout" svg:width="10.2cm" svg:height="0.8cm" svg:x="5.4cm" svg:y="2.1cm">
          <text:p text:style-name="P8">Collective invitation state diagram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3.7cm" svg:y1="6.1cm" svg:x2="11.2cm" svg:y2="6.1cm">
          <text:p/>
        </draw:line>
        <draw:frame draw:style-name="gr14" draw:text-style-name="P11" draw:layer="layout" svg:width="14.2cm" svg:height="1.1cm" svg:x="5.4cm" svg:y="9.4cm">
          <draw:text-box>
            <text:p text:style-name="P10"><text:span text:style-name="T3">An invitation or RSVP has two end-states that can not be reversed to prevent quick-stealing (approve, take privacy info and close of your personal informatio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uter Roos</meta:initial-creator>
    <meta:creation-date>2020-05-13T13:16:25.883000000</meta:creation-date>
    <dc:date>2020-05-13T14:01:05.754000000</dc:date>
    <dc:creator>Wouter Roos</dc:creator>
    <meta:editing-duration>PT14M8S</meta:editing-duration>
    <meta:editing-cycles>2</meta:editing-cycles>
    <meta:generator>LibreOffice/6.0.1.1$Windows_X86_64 LibreOffice_project/60bfb1526849283ce2491346ed2aa51c465abfe6</meta:generator>
    <meta:document-statistic meta:object-count="33"/>
  </office:meta>
</office:document-meta>
</file>